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cronis Cyber" svg:font-family="'Acronis Cyber',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unset" svg:font-family="unset"/>
  </office:font-face-decls>
  <office:automatic-styles>
    <style:style style:name="P1" style:family="paragraph" style:parent-style-name="Heading_20_2">
      <style:text-properties fo:font-variant="normal" fo:text-transform="none" fo:color="#243143" loext:opacity="90%" style:font-name="unset" fo:font-size="24pt" fo:font-style="normal" fo:font-weight="bold"/>
    </style:style>
    <style:style style:name="P2" style:family="paragraph" style:parent-style-name="Text_20_body">
      <style:paragraph-properties fo:margin-left="0cm" fo:margin-right="0cm" fo:text-indent="0cm" style:auto-text-indent="false"/>
      <style:text-properties fo:font-variant="normal" fo:text-transform="none" fo:color="#243143" loext:opacity="90%" style:font-name="Acronis Cyber" fo:font-size="13.5pt" fo:font-style="normal" fo:font-weight="normal"/>
    </style:style>
    <style:style style:name="P3" style:family="paragraph" style:parent-style-name="Text_20_body" style:list-style-name="L1">
      <style:paragraph-properties fo:margin-left="0cm" fo:margin-right="0cm" fo:margin-top="0cm" fo:margin-bottom="0cm" style:contextual-spacing="false" fo:text-indent="0cm" style:auto-text-indent="false"/>
      <style:text-properties fo:font-variant="normal" fo:text-transform="none" fo:color="#243143" loext:opacity="90%" style:font-name="Acronis Cyber" fo:font-size="12pt" fo:font-style="normal" fo:font-weight="normal"/>
    </style:style>
    <style:style style:name="P4" style:family="paragraph" style:parent-style-name="Text_20_body" style:list-style-name="L1">
      <style:paragraph-properties fo:margin-left="0cm" fo:margin-right="0cm" fo:margin-top="0cm" fo:margin-bottom="0cm" style:contextual-spacing="false" fo:text-indent="0cm" style:auto-text-indent="false"/>
    </style:style>
    <style:style style:name="P5" style:family="paragraph" style:parent-style-name="Text_20_body" style:list-style-name="L1">
      <style:paragraph-properties fo:margin-left="0cm" fo:margin-right="0cm" fo:text-indent="0cm" style:auto-text-indent="false"/>
    </style:style>
    <style:style style:name="P6" style:family="paragraph" style:parent-style-name="Heading_20_2">
      <style:text-properties fo:font-variant="normal" fo:text-transform="none" fo:color="#243143" loext:opacity="90%" style:font-name="unset" fo:font-size="24pt" fo:font-style="normal" fo:font-weight="bold" officeooo:paragraph-rsid="001e2d74"/>
    </style:style>
    <style:style style:name="P7" style:family="paragraph" style:parent-style-name="Text_20_body">
      <style:paragraph-properties fo:margin-left="0cm" fo:margin-right="0cm" fo:text-indent="0cm" style:auto-text-indent="false"/>
      <style:text-properties fo:font-variant="normal" fo:text-transform="none" fo:color="#243143" loext:opacity="90%" style:font-name="Acronis Cyber" fo:font-size="13.5pt" fo:font-style="normal" fo:font-weight="normal" officeooo:paragraph-rsid="001e2d74"/>
    </style:style>
    <style:style style:name="P8" style:family="paragraph" style:parent-style-name="Text_20_body" style:list-style-name="L2">
      <style:text-properties fo:font-variant="normal" fo:text-transform="none" fo:color="#243143" loext:opacity="90%" style:font-name="Acronis Cyber" fo:font-size="13.5pt" fo:font-style="normal" fo:font-weight="normal" officeooo:rsid="001e2d74" officeooo:paragraph-rsid="001e2d74"/>
    </style:style>
    <style:style style:name="P9" style:family="paragraph" style:parent-style-name="Text_20_body">
      <style:text-properties fo:font-variant="normal" fo:text-transform="none" fo:color="#243143" loext:opacity="90%" style:font-name="Acronis Cyber" fo:font-size="13.5pt" fo:font-style="normal" fo:font-weight="normal" officeooo:rsid="001e2d74" officeooo:paragraph-rsid="001e2d74"/>
    </style:style>
    <style:style style:name="T1" style:family="text">
      <style:text-properties fo:font-variant="normal" fo:text-transform="none" fo:color="#243143" loext:opacity="90%" style:font-name="Acronis Cyber" fo:font-size="12pt" fo:font-style="normal" fo:font-weight="normal"/>
    </style:style>
    <style:style style:name="T2" style:family="text">
      <style:text-properties fo:font-variant="normal" fo:text-transform="none" fo:color="#243143" loext:opacity="90%" style:font-name="unset" fo:font-size="12pt" fo:font-style="normal" fo:font-weight="bold"/>
    </style:style>
    <style:style style:name="T3" style:family="text">
      <style:text-properties officeooo:rsid="001e2d74"/>
    </style:style>
    <style:style style:name="T4" style:family="text">
      <style:text-properties fo:font-weight="bold" style:font-weight-asian="bold" style:font-weight-complex="bold"/>
    </style:style>
    <style:style style:name="T5" style:family="text">
      <style:text-properties style:font-weight-asian="normal" style:font-weight-complex="normal"/>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p9_qLpDGVL"/>Cómo arrancar una Mac desde un dispositivo USB</text:h>
      <text:p text:style-name="P2">Hacer que su Mac se cargue desde una unidad USB es bastante sencillo.</text:p>
      <text:list text:style-name="L1">
        <text:list-item>
          <text:p text:style-name="P3">Inserte el dispositivo de arranque USB en una ranura USB abierta.</text:p>
        </text:list-item>
        <text:list-item>
          <text:p text:style-name="P4"><text:span text:style-name="T1">Presione el botón de </text:span><text:span text:style-name="Strong_20_Emphasis"><text:span text:style-name="T2">Encendido </text:span></text:span><text:span text:style-name="T1">para encender su Mac (o </text:span><text:span text:style-name="Strong_20_Emphasis"><text:span text:style-name="T2">Reinicie </text:span></text:span><text:span text:style-name="T1">su Mac si ya está encendido).</text:span></text:p>
        </text:list-item>
        <text:list-item>
          <text:p text:style-name="P4"><text:span text:style-name="T1">Cuando escuche el timbre de inicio, mantenga presionada la tecla </text:span><text:span text:style-name="Strong_20_Emphasis"><text:span text:style-name="T2">Opción</text:span></text:span><text:span text:style-name="T1">. Presionar esa tecla le da acceso al Administrador de Inicio de OS X. Una vez que aparezca la pantalla del Administrador de Inicio, suelte la tecla Opción. La herramienta buscará las unidades disponibles que incluyan contenido de arranque.</text:span></text:p>
        </text:list-item>
        <text:list-item>
          <text:p text:style-name="P3">Con el puntero o las teclas de flecha del teclado, seleccione la unidad USB desde la que desea iniciar.</text:p>
        </text:list-item>
        <text:list-item>
          <text:p text:style-name="P5"><text:span text:style-name="T1">Una vez seleccionado, presione la tecla </text:span><text:span text:style-name="Strong_20_Emphasis"><text:span text:style-name="T2">Retorno </text:span></text:span><text:span text:style-name="T1">o haga doble clic en su selección. La máquina comenzará a arrancar desde la unidad USB.</text:span></text:p>
        </text:list-item>
      </text:list>
      <text:p text:style-name="Standard"/>
      <text:p text:style-name="Standard"/>
      <text:h text:style-name="P6" text:outline-level="2"><text:bookmark text:name="p9_qLpDGVL Copia 1"/>Cómo arrancar un <text:span text:style-name="T3">Windows</text:span> desde un dispositivo USB</text:h>
      <text:p text:style-name="Standard"/>
      <text:p text:style-name="P7">Hacer que su <text:span text:style-name="T3">Windows</text:span> se cargue desde una unidad USB es bastante sencillo, <text:span text:style-name="T3">solo hay que saber que tecla pulsar para acceder al menú de arranque.</text:span></text:p>
      <text:list text:style-name="L2">
        <text:list-item>
          <text:p text:style-name="P8"><text:span text:style-name="T4">F12</text:span> para la mayoría de portátiles <text:span text:style-name="T4">Dell</text:span><text:span text:style-name="T5"> y </text:span><text:span text:style-name="T4">Acer</text:span><text:span text:style-name="T5">.</text:span></text:p>
        </text:list-item>
        <text:list-item>
          <text:p text:style-name="P8"><text:span text:style-name="T4">F9</text:span><text:span text:style-name="T5"> para </text:span><text:span text:style-name="T4">HP</text:span><text:span text:style-name="T5">. </text:span></text:p>
        </text:list-item>
        <text:list-item>
          <text:p text:style-name="P8"><text:span text:style-name="T4">F10</text:span><text:span text:style-name="T5"> para algunos ordenadores </text:span><text:span text:style-name="T4">Lenovo</text:span><text:span text:style-name="T5">. </text:span></text:p>
        </text:list-item>
        <text:list-item>
          <text:p text:style-name="P8"><text:span text:style-name="T4">ESC</text:span><text:span text:style-name="T5"> o </text:span><text:span text:style-name="T4">F8</text:span><text:span text:style-name="T5"> en algunas versiones de </text:span><text:span text:style-name="T4">Asus</text:span><text:span text:style-name="T5"> y </text:span><text:span text:style-name="T4">Sony</text:span><text:span text:style-name="T5">. </text:span></text:p>
        </text:list-item>
        <text:list-item>
          <text:p text:style-name="P8"><text:span text:style-name="T4">F11</text:span><text:span text:style-name="T5"> para algunos equipos </text:span><text:span text:style-name="T4">MSI</text:span><text:span text:style-name="T5">. </text:span></text:p>
        </text:list-item>
      </text:list>
      <text:p text:style-name="P9"><text:span text:style-name="T5">Si no sabes la tecla que pulsar para acceder al menú de arranque, puedes revisarlo en el manual de tu ordenador. También debería salir al arrancar el equipo cuando te sale el mensaje de acceso a la Bios.</text:span></text:p>
      <text:p text:style-name="Standard"/>
      <text:h text:style-name="P6"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cronis Cyber" svg:font-family="'Acronis Cyber',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unset" svg:font-family="unse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30T13:56:48.776000000</meta:creation-date>
    <dc:date>2024-10-31T08:11:06.966000000</dc:date>
    <meta:editing-duration>PT9M19S</meta:editing-duration>
    <meta:editing-cycles>2</meta:editing-cycles>
    <meta:generator>LibreOffice/24.8.2.1$Windows_X86_64 LibreOffice_project/0f794b6e29741098670a3b95d60478a65d05ef13</meta:generator>
    <meta:document-statistic meta:table-count="0" meta:image-count="0" meta:object-count="0" meta:page-count="1" meta:paragraph-count="15" meta:word-count="254" meta:character-count="1403" meta:non-whitespace-character-count="1170"/>
  </office:meta>
</office:document-meta>
</file>